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8.26042in" svg:height="6.510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sini Bethi</meta:initial-creator>
    <dc:creator>Hasini Bethi</dc:creator>
    <meta:creation-date>2025-03-09T11:21:00Z</meta:creation-date>
    <dc:date>2025-03-09T11:59:00Z</dc:date>
    <meta:template xlink:href="Normal.dotm" xlink:type="simple"/>
    <meta:editing-cycles>2</meta:editing-cycles>
    <meta:editing-duration>PT2280S</meta:editing-duration>
    <meta:user-defined meta:name="GrammarlyDocumentId">5bf3869c-c262-40a5-a058-f841a5d45ea4</meta:user-defined>
    <meta:document-statistic meta:page-count="1" meta:paragraph-count="1" meta:word-count="0" meta:character-count="1" meta:row-count="1" meta:non-whitespace-character-count="1"/>
  </office:meta>
</office:document-meta>
</file>